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a71" officeooo:paragraph-rsid="0011ba71"/>
    </style:style>
    <style:style style:name="P2" style:family="paragraph" style:parent-style-name="Standard">
      <style:text-properties officeooo:rsid="0011ba71" officeooo:paragraph-rsid="0011d055"/>
    </style:style>
    <style:style style:name="T1" style:family="text">
      <style:text-properties officeooo:rsid="0011d05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44ed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44e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a creedired</text:p>
      <text:p text:style-name="P1"/>
      <text:p text:style-name="P1">fecha 25/10/2016</text:p>
      <text:p text:style-name="P1"/>
      <text:p text:style-name="P1">En el dia de la fecha Gonzalo Scatena integrante de S.L.A.M, fue a hacer el relevamiento y detecto los siguientes errores que le marco Roberto (Credired).</text:p>
      <text:p text:style-name="P1">1) Formulario actualizar cliente tenia el siguiente problema:</text:p>
      <text:p text:style-name="P1"><text:tab/>-Modificacion de la solapa Datos personales al abrir el formulario (<text:span text:style-name="T1">se soluciono en el lugar para seguir con la implementacion y se </text:span>corr<text:span text:style-name="T1">i</text:span>gio, <text:span text:style-name="T1">luego se repara en el laboratorio</text:span>)</text:p>
      <text:p text:style-name="P2"><text:tab/>-El boton buscar no tenia su optimo funcionamiento (<text:span text:style-name="T1">se soluciono en el lugar para seguir con la implementacion y se </text:span>corr<text:span text:style-name="T1">i</text:span>gio, <text:span text:style-name="T1">luego se repara en el laboratorio</text:span>)</text:p>
      <text:p text:style-name="P1"><text:tab/>-Solapa datos garante no cargaba los datos del garante del cliente (A corregir)</text:p>
      <text:p text:style-name="P1">2) Formulario Buscar cliente tenia el siguiente problema:</text:p>
      <text:p text:style-name="P2"><text:tab/>-Modificacion de la solapa Datos personales al abrir el formulario (<text:span text:style-name="T1">se soluciono en el lugar para seguir con la implementacion y se </text:span>corr<text:span text:style-name="T1">i</text:span>gio, <text:span text:style-name="T1">luego se repara en el laboratorio</text:span>)</text:p>
      <text:p text:style-name="P2"><text:tab/>-El boton buscar no tenia su optimo funcionamiento (<text:span text:style-name="T1">se soluciono en el lugar para seguir con la implementacion y se </text:span>corr<text:span text:style-name="T1">i</text:span>gio, <text:span text:style-name="T1">luego se repara en el laboratorio</text:span>)</text:p>
      <text:p text:style-name="P2"><text:tab/>-No existia el boton limpiar (<text:span text:style-name="T1">se soluciono en el lugar para seguir con la implementacion y se </text:span>corr<text:span text:style-name="T1">i</text:span>gio, <text:span text:style-name="T1">luego se repara en el laboratorio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m2016 </meta:initial-creator>
    <meta:creation-date>2016-10-25T13:06:37.296416137</meta:creation-date>
    <dc:date>2016-10-25T17:32:59.107615752</dc:date>
    <dc:creator>slam2016 </dc:creator>
    <meta:editing-duration>PT3H56M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95" meta:character-count="1199" meta:non-whitespace-character-count="1009"/>
  </office:meta>
</office:document-meta>
</file>